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2.51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5.532cm"/>
      <style:paragraph-properties style:writing-mode="lr-tb"/>
    </style:style>
    <style:style style:name="gr3" style:family="graphic" style:parent-style-name="standard">
      <style:graphic-properties svg:stroke-width="0.051cm" draw:marker-start-width="0.279cm" draw:marker-end-width="0.279cm" draw:opacity="30%" draw:textarea-horizontal-align="justify" draw:textarea-vertical-align="middle" draw:auto-grow-height="false" fo:min-height="1.02cm" fo:min-width="5.532cm" fo:padding-top="0.1cm" fo:padding-bottom="0.1cm" fo:padding-left="0.225cm" fo:padding-right="0.225cm" draw:shadow-opacity="30%"/>
      <style:paragraph-properties style:writing-mode="lr-tb"/>
    </style:style>
    <style:style style:name="gr4" style:family="graphic" style:parent-style-name="standard">
      <style:graphic-properties draw:textarea-vertical-align="middle"/>
      <style:paragraph-properties style:writing-mode="lr-tb"/>
    </style:style>
    <style:style style:name="gr5" style:family="graphic" style:parent-style-name="standard">
      <style:graphic-properties draw:fill="none" draw:textarea-vertical-align="middle" draw:auto-grow-height="false" fo:min-height="8.515cm" fo:min-width="0cm" fo:wrap-option="wrap"/>
    </style:style>
    <style:style style:name="gr6" style:family="graphic" style:parent-style-name="standard">
      <style:graphic-properties draw:fill="none" draw:textarea-vertical-align="middle" draw:auto-grow-height="false" fo:min-height="2.761cm" fo:min-width="0cm" fo:wrap-option="wrap"/>
    </style:style>
    <style:style style:name="gr7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81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3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017cm" svg:height="1.27cm" svg:x="2.588cm" svg:y="2.27cm">
          <text:p text:style-name="P1">Borg commands (create, extract, ...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17cm" svg:height="1.27cm" svg:x="2.588cm" svg:y="4.492cm">
          <text:p text:style-name="P1">Data access (Archive.iter_items, Item, ...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17cm" svg:height="1.27cm" svg:x="2.588cm" svg:y="6.715cm">
          <text:p text:style-name="P1">Compres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17cm" svg:height="1.27cm" svg:x="2.588cm" svg:y="7.985cm">
          <text:p text:style-name="P1">Encryp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32cm" svg:height="1.27cm" svg:x="9.573cm" svg:y="10.207cm">
          <text:p text:style-name="P1">RemoteRepositor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032cm" svg:height="1.27cm" svg:x="9.573cm" svg:y="12.112cm">
          <text:p text:style-name="P1">ssh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032cm" svg:height="1.27cm" svg:x="9.573cm" svg:y="14.017cm">
          <text:p text:style-name="P1">ssh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32cm" svg:height="1.27cm" svg:x="9.573cm" svg:y="15.922cm">
          <text:p text:style-name="P1">borg serve</text:p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13.016cm" svg:height="8.889cm" svg:x="2.588cm" svg:y="10.207cm" svg:viewBox="0 0 13017 8890" draw:points="0,0 6350,0 6350,7620 13017,7620 13017,8890 0,8890">
          <text:p text:style-name="P1">Repository<text:tab/><text:tab/><text:tab/><text:tab/><text:tab/><text:tab/></text:p>
        </draw:polygon>
        <draw:custom-shape draw:style-name="gr5" draw:text-style-name="P3" draw:layer="layout" svg:width="0.635cm" svg:height="9.247cm" svg:x="16.84cm" svg:y="2.27cm">
          <text:p/>
          <draw:enhanced-geometry svg:viewBox="0 0 21600 21600" draw:glue-points="0 0 0 21600 21600 10800" draw:text-areas="0 ?f9 7800 ?f10" draw:type="right-brace" draw:modifiers="1800 10764.813205907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3" draw:layer="layout" svg:width="0.635cm" svg:height="3.175cm" svg:x="16.875cm" svg:y="12.1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3" draw:layer="layout" svg:width="0.635cm" svg:height="3.175cm" svg:x="16.875cm" svg:y="15.9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draw:layer="layout" svg:width="3.493cm" svg:height="0.704cm" svg:x="17.827cm" svg:y="6.541cm">
          <draw:text-box>
            <text:p>Borg Client</text:p>
          </draw:text-box>
        </draw:frame>
        <draw:frame draw:style-name="gr8" draw:text-style-name="P4" draw:layer="layout" svg:width="7.302cm" svg:height="1.157cm" svg:x="17.828cm" svg:y="13.382cm">
          <draw:text-box>
            <text:p>Provided by Operating System</text:p>
          </draw:text-box>
        </draw:frame>
        <draw:frame draw:style-name="gr9" draw:text-style-name="P4" draw:layer="layout" svg:width="5.715cm" svg:height="2.063cm" svg:x="17.828cm" svg:y="17.192cm">
          <draw:text-box>
            <text:p>Server / Repository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000000" draw:marker-start-width="0.356cm" draw:marker-start-center="false" draw:marker-end-width="0.356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family="'DejaVu Sans Mono'" style:font-style-name="Book" style:font-family-generic="modern" style:font-pitch="fixed" fo:font-size="1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7T00:27:55.306898274</meta:creation-date>
    <dc:date>2022-08-07T00:51:49.952509562</dc:date>
    <meta:editing-duration>PT2M22S</meta:editing-duration>
    <meta:editing-cycles>1</meta:editing-cycles>
    <meta:document-statistic meta:object-count="15"/>
    <meta:generator>LibreOffice/7.3.4.2$Linux_X86_64 LibreOffice_project/30$Build-2</meta:generator>
  </office:meta>
</office:document-meta>
</file>